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Charles Hoffman<text:tab/><text:tab/></text:p>
      <text:p text:style-name="P5">Signed letter<text:tab/><text:tab/><text:tab/><text:tab/><text:tab/>Y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2, 1892</text:p>
      <text:p text:style-name="P5">Month<text:tab/><text:tab/><text:tab/><text:tab/><text:tab/><text:tab/>August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826 Diamond St/</text:p>
      <text:p text:style-name="P3">Phila Aug 22nd 1892/</text:p>
      <text:p text:style-name="P2">My Dear Doctor:-/</text:p>
      <text:p text:style-name="P2"><text:tab/>My dear brother died/ at five o'clock this afternoon. <text:s/>Your/ solicitude as to his welfare and/ interest in his life leads me to/ hope that you will be present/ at the funeral which is to take/ place from my brother-in-law's/ residence with the above address/</text:p>
      <text:p text:style-name="P2"/>
      <text:p text:style-name="P2">[Page 2]</text:p>
      <text:p text:style-name="P2">on Friday next at 10 A. M./</text:p>
      <text:p text:style-name="P2"><text:tab/>Yours Truly/ Charles Hoffma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29:07.02</meta:creation-date>
    <dc:date>2011-12-05T14:34:50.48</dc:date>
    <dc:creator>Penn Libraries</dc:creator>
    <meta:editing-duration>PT00H05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4" meta:character-count="1658"/>
  </office:meta>
</office:document-meta>
</file>